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267" officeooo:paragraph-rsid="000df267"/>
    </style:style>
    <style:style style:name="P2" style:family="paragraph" style:parent-style-name="Standard">
      <style:text-properties fo:font-size="10.5pt" officeooo:rsid="000df267" officeooo:paragraph-rsid="000df267" style:font-size-asian="9.14999961853027pt" style:font-size-complex="10.5pt"/>
    </style:style>
    <style:style style:name="P3" style:family="paragraph" style:parent-style-name="Standard">
      <style:paragraph-properties fo:break-before="page"/>
      <style:text-properties officeooo:rsid="000df267" officeooo:paragraph-rsid="000df267"/>
    </style:style>
    <style:style style:name="P4" style:family="paragraph" style:parent-style-name="Standard">
      <style:text-properties fo:font-size="10.5pt" officeooo:rsid="000f4724" officeooo:paragraph-rsid="000f4724" style:font-size-asian="9.14999961853027pt" style:font-size-complex="10.5pt"/>
    </style:style>
    <style:style style:name="P5" style:family="paragraph" style:parent-style-name="Standard">
      <style:text-properties fo:font-size="10.5pt" officeooo:rsid="0011c84a" officeooo:paragraph-rsid="000f4724" style:font-size-asian="9.14999961853027pt" style:font-size-complex="10.5pt"/>
    </style:style>
    <style:style style:name="P6" style:family="paragraph" style:parent-style-name="Standard">
      <style:text-properties fo:font-size="10.5pt" officeooo:rsid="0011c84a" officeooo:paragraph-rsid="0011c84a" style:font-size-asian="9.14999961853027pt" style:font-size-complex="10.5pt"/>
    </style:style>
    <style:style style:name="P7" style:family="paragraph" style:parent-style-name="Standard">
      <style:text-properties fo:font-size="10.5pt" officeooo:rsid="0011e903" officeooo:paragraph-rsid="0011e903" style:font-size-asian="9.14999961853027pt" style:font-size-complex="10.5pt"/>
    </style:style>
    <style:style style:name="P8" style:family="paragraph" style:parent-style-name="Standard">
      <style:text-properties fo:font-size="10.5pt" fo:font-weight="bold" officeooo:rsid="0011e903" officeooo:paragraph-rsid="0011e903" style:font-size-asian="9.14999961853027pt" style:font-weight-asian="bold" style:font-size-complex="10.5pt" style:font-weight-complex="bold"/>
    </style:style>
    <style:style style:name="P9" style:family="paragraph" style:parent-style-name="Standard" style:list-style-name="L5">
      <style:text-properties fo:font-size="10.5pt" fo:font-weight="bold" officeooo:rsid="0011e903" officeooo:paragraph-rsid="002a524b" style:font-size-asian="9.14999961853027pt" style:font-weight-asian="bold" style:font-size-complex="10.5pt" style:font-weight-complex="bold"/>
    </style:style>
    <style:style style:name="P10" style:family="paragraph" style:parent-style-name="Standard">
      <style:text-properties fo:font-size="10.5pt" fo:font-weight="bold" officeooo:rsid="0025465f" officeooo:paragraph-rsid="0025465f" style:font-size-asian="9.14999961853027pt" style:font-weight-asian="bold" style:font-size-complex="10.5pt" style:font-weight-complex="bold"/>
    </style:style>
    <style:style style:name="P11" style:family="paragraph" style:parent-style-name="Standard" style:list-style-name="L5">
      <style:text-properties fo:font-size="10.5pt" fo:font-weight="bold" officeooo:rsid="00272bea" officeooo:paragraph-rsid="00272bea" style:font-size-asian="9.14999961853027pt" style:font-weight-asian="bold" style:font-size-complex="10.5pt" style:font-weight-complex="bold"/>
    </style:style>
    <style:style style:name="P12" style:family="paragraph" style:parent-style-name="Standard" style:list-style-name="L5">
      <style:text-properties fo:font-size="10.5pt" fo:font-weight="bold" officeooo:rsid="002a524b" officeooo:paragraph-rsid="002a524b" style:font-size-asian="9.14999961853027pt" style:font-weight-asian="bold" style:font-size-complex="10.5pt" style:font-weight-complex="bold"/>
    </style:style>
    <style:style style:name="P13" style:family="paragraph" style:parent-style-name="Standard" style:list-style-name="L5">
      <style:text-properties fo:font-size="10.5pt" fo:font-style="italic" fo:font-weight="bold" officeooo:rsid="0028e4c1" officeooo:paragraph-rsid="002a524b" style:font-size-asian="9.14999961853027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text-properties fo:font-size="10.5pt" fo:font-style="italic" fo:font-weight="bold" officeooo:rsid="0028e4c1" officeooo:paragraph-rsid="002a524b" style:font-size-asian="9.14999961853027pt" style:font-style-asian="italic" style:font-weight-asian="bold" style:font-size-complex="10.5pt" style:font-style-complex="italic" style:font-weight-complex="bold"/>
    </style:style>
    <style:style style:name="P15" style:family="paragraph" style:parent-style-name="Standard">
      <style:text-properties fo:font-size="10.5pt" fo:font-style="italic" fo:font-weight="bold" officeooo:rsid="002a524b" officeooo:paragraph-rsid="002a524b" style:font-size-asian="9.14999961853027pt" style:font-style-asian="italic" style:font-weight-asian="bold" style:font-size-complex="10.5pt" style:font-style-complex="italic" style:font-weight-complex="bold"/>
    </style:style>
    <style:style style:name="P16" style:family="paragraph" style:parent-style-name="Standard" style:list-style-name="L6">
      <style:text-properties fo:font-size="10.5pt" fo:font-style="italic" fo:font-weight="bold" officeooo:rsid="002a524b" officeooo:paragraph-rsid="002a524b" style:font-size-asian="9.14999961853027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 style:list-style-name="L6">
      <style:text-properties fo:font-size="10.5pt" fo:font-style="italic" fo:font-weight="bold" officeooo:rsid="002a524b" officeooo:paragraph-rsid="002a873e" style:font-size-asian="9.14999961853027pt" style:font-style-asian="italic" style:font-weight-asian="bold" style:font-size-complex="10.5pt" style:font-style-complex="italic" style:font-weight-complex="bold"/>
    </style:style>
    <style:style style:name="P18" style:family="paragraph" style:parent-style-name="Standard" style:list-style-name="L6">
      <style:text-properties fo:font-size="10.5pt" fo:font-style="italic" fo:font-weight="bold" officeooo:rsid="002c38bb" officeooo:paragraph-rsid="002c38bb" style:font-size-asian="9.14999961853027pt" style:font-style-asian="italic" style:font-weight-asian="bold" style:font-size-complex="10.5pt" style:font-style-complex="italic" style:font-weight-complex="bold"/>
    </style:style>
    <style:style style:name="P19" style:family="paragraph" style:parent-style-name="Standard">
      <style:text-properties fo:font-size="10.5pt" fo:font-style="normal" fo:font-weight="bold" officeooo:rsid="002c38bb" officeooo:paragraph-rsid="002c38bb" style:font-size-asian="9.14999961853027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 style:list-style-name="L7">
      <style:text-properties fo:font-size="10.5pt" fo:font-style="normal" fo:font-weight="bold" officeooo:rsid="002c38bb" officeooo:paragraph-rsid="002c38bb" style:font-size-asian="9.14999961853027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 style:list-style-name="L8">
      <style:text-properties fo:font-size="10.5pt" fo:font-style="normal" fo:font-weight="bold" officeooo:rsid="002c38bb" officeooo:paragraph-rsid="002c38bb" style:font-size-asian="9.14999961853027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 style:list-style-name="L9">
      <style:text-properties fo:font-size="10.5pt" fo:font-style="normal" fo:font-weight="bold" officeooo:rsid="002d9f52" officeooo:paragraph-rsid="002d9f52" style:font-size-asian="9.14999961853027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text-properties fo:font-size="10.5pt" fo:font-style="normal" fo:font-weight="bold" officeooo:rsid="002d9f52" officeooo:paragraph-rsid="002d9f52" style:font-size-asian="9.14999961853027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text-properties officeooo:paragraph-rsid="001333f8"/>
    </style:style>
    <style:style style:name="P25" style:family="paragraph" style:parent-style-name="Standard">
      <style:text-properties officeooo:paragraph-rsid="0011e903"/>
    </style:style>
    <style:style style:name="P26" style:family="paragraph" style:parent-style-name="Standard">
      <style:text-properties officeooo:rsid="00164041" officeooo:paragraph-rsid="00164041"/>
    </style:style>
    <style:style style:name="P27" style:family="paragraph" style:parent-style-name="Standard">
      <style:text-properties officeooo:rsid="00197f85" officeooo:paragraph-rsid="00197f85"/>
    </style:style>
    <style:style style:name="P28" style:family="paragraph" style:parent-style-name="Standard">
      <style:text-properties officeooo:rsid="001aa988" officeooo:paragraph-rsid="001aa988"/>
    </style:style>
    <style:style style:name="P29" style:family="paragraph" style:parent-style-name="Standard" style:list-style-name="L3">
      <style:text-properties officeooo:rsid="001aa988" officeooo:paragraph-rsid="001aa988"/>
    </style:style>
    <style:style style:name="P30" style:family="paragraph" style:parent-style-name="Standard" style:list-style-name="L3">
      <style:text-properties fo:font-style="italic" style:text-underline-style="none" officeooo:rsid="001daa49" officeooo:paragraph-rsid="00202038" style:font-style-asian="italic" style:font-style-complex="italic"/>
    </style:style>
    <style:style style:name="P31" style:family="paragraph" style:parent-style-name="Standard" style:list-style-name="L3">
      <style:text-properties fo:font-style="italic" style:text-underline-style="none" officeooo:rsid="00202038" officeooo:paragraph-rsid="00202038" style:font-style-asian="italic" style:font-style-complex="italic"/>
    </style:style>
    <style:style style:name="P32" style:family="paragraph" style:parent-style-name="Standard">
      <style:text-properties fo:font-style="italic" style:text-underline-style="none" officeooo:rsid="00202038" officeooo:paragraph-rsid="00202038" style:font-style-asian="italic" style:font-style-complex="italic"/>
    </style:style>
    <style:style style:name="P33" style:family="paragraph" style:parent-style-name="Standard" style:list-style-name="L4">
      <style:text-properties fo:font-style="italic" style:text-underline-style="none" officeooo:rsid="0021664f" officeooo:paragraph-rsid="0021664f" style:font-style-asian="italic" style:font-style-complex="italic"/>
    </style:style>
    <style:style style:name="P34" style:family="paragraph" style:parent-style-name="Standard">
      <style:text-properties fo:font-style="italic" style:text-underline-style="none" officeooo:rsid="0021664f" officeooo:paragraph-rsid="0021664f" style:font-style-asian="italic" style:font-style-complex="italic"/>
    </style:style>
    <style:style style:name="P35" style:family="paragraph" style:parent-style-name="Standard" style:list-style-name="L4">
      <style:text-properties fo:font-style="italic" style:text-underline-style="none" officeooo:rsid="00246280" officeooo:paragraph-rsid="00246280" style:font-style-asian="italic" style:font-style-complex="italic"/>
    </style:style>
    <style:style style:name="P36" style:family="paragraph" style:parent-style-name="Standard">
      <style:text-properties fo:font-style="italic" style:text-underline-style="none" officeooo:rsid="00246280" officeooo:paragraph-rsid="00246280" style:font-style-asian="italic" style:font-style-complex="italic"/>
    </style:style>
    <style:style style:name="P37" style:family="paragraph" style:parent-style-name="Standard" style:list-style-name="L4">
      <style:text-properties fo:font-style="italic" style:text-underline-style="none" fo:font-weight="normal" officeooo:rsid="0025465f" officeooo:paragraph-rsid="0025465f" style:font-style-asian="italic" style:font-weight-asian="normal" style:font-style-complex="italic" style:font-weight-complex="normal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size="10.5pt" fo:font-weight="normal" officeooo:rsid="001333f8" style:font-size-asian="9.14999961853027pt" style:font-weight-asian="normal" style:font-size-complex="10.5pt" style:font-weight-complex="normal"/>
    </style:style>
    <style:style style:name="T4" style:family="text">
      <style:text-properties fo:font-size="10.5pt" fo:font-weight="normal" officeooo:rsid="0014da78" style:font-size-asian="9.14999961853027pt" style:font-weight-asian="normal" style:font-size-complex="10.5pt" style:font-weight-complex="normal"/>
    </style:style>
    <style:style style:name="T5" style:family="text">
      <style:text-properties fo:font-size="10.5pt" fo:font-weight="normal" officeooo:rsid="001f171e" style:font-size-asian="9.14999961853027pt" style:font-weight-asian="normal" style:font-size-complex="10.5pt" style:font-weight-complex="normal"/>
    </style:style>
    <style:style style:name="T6" style:family="text">
      <style:text-properties fo:font-size="10.5pt" fo:font-weight="normal" officeooo:rsid="0025244a" style:font-size-asian="9.14999961853027pt" style:font-weight-asian="normal" style:font-size-complex="10.5pt" style:font-weight-complex="normal"/>
    </style:style>
    <style:style style:name="T7" style:family="text">
      <style:text-properties fo:font-size="10.5pt" fo:font-style="italic" fo:font-weight="normal" style:font-size-asian="9.14999961853027pt" style:font-style-asian="italic" style:font-weight-asian="normal" style:font-size-complex="10.5pt" style:font-style-complex="italic" style:font-weight-complex="normal"/>
    </style:style>
    <style:style style:name="T8" style:family="text">
      <style:text-properties fo:font-size="10.5pt" fo:font-style="italic" fo:font-weight="normal" officeooo:rsid="0014da78" style:font-size-asian="9.14999961853027pt" style:font-style-asian="italic" style:font-weight-asian="normal" style:font-size-complex="10.5pt" style:font-style-complex="italic" style:font-weight-complex="normal"/>
    </style:style>
    <style:style style:name="T9" style:family="text">
      <style:text-properties fo:font-size="10.5pt" fo:font-style="italic" fo:font-weight="normal" officeooo:rsid="00164041" style:font-size-asian="9.14999961853027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0.5pt" fo:font-style="italic" fo:font-weight="normal" officeooo:rsid="00180055" style:font-size-asian="9.14999961853027pt" style:font-style-asian="italic" style:font-weight-asian="normal" style:font-size-complex="10.5pt" style:font-style-complex="italic" style:font-weight-complex="normal"/>
    </style:style>
    <style:style style:name="T11" style:family="text">
      <style:text-properties fo:font-size="10.5pt" fo:font-style="italic" fo:font-weight="normal" officeooo:rsid="0021664f" style:font-size-asian="9.14999961853027pt" style:font-style-asian="italic" style:font-weight-asian="normal" style:font-size-complex="10.5pt" style:font-style-complex="italic" style:font-weight-complex="normal"/>
    </style:style>
    <style:style style:name="T12" style:family="text">
      <style:text-properties fo:font-size="10.5pt" fo:font-style="italic" fo:font-weight="normal" officeooo:rsid="002a873e" style:font-size-asian="9.14999961853027pt" style:font-style-asian="italic" style:font-weight-asian="normal" style:font-size-complex="10.5pt" style:font-style-complex="italic" style:font-weight-complex="normal"/>
    </style:style>
    <style:style style:name="T13" style:family="text">
      <style:text-properties fo:font-size="10.5pt" fo:font-style="italic" style:text-underline-style="none" fo:font-weight="normal" style:font-size-asian="9.14999961853027pt" style:font-style-asian="italic" style:font-weight-asian="normal" style:font-size-complex="10.5pt" style:font-style-complex="italic" style:font-weight-complex="normal"/>
    </style:style>
    <style:style style:name="T14" style:family="text">
      <style:text-properties fo:font-size="10.5pt" fo:font-style="italic" style:text-underline-style="none" fo:font-weight="normal" officeooo:rsid="00180055" style:font-size-asian="9.14999961853027pt" style:font-style-asian="italic" style:font-weight-asian="normal" style:font-size-complex="10.5pt" style:font-style-complex="italic" style:font-weight-complex="normal"/>
    </style:style>
    <style:style style:name="T15" style:family="text">
      <style:text-properties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size="10.5pt" fo:font-style="normal" fo:font-weight="normal" officeooo:rsid="0014da78" style:font-size-asian="9.14999961853027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size="10.5pt" fo:font-style="normal" fo:font-weight="normal" officeooo:rsid="00164041" style:font-size-asian="9.14999961853027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size="10.5pt" fo:font-style="normal" fo:font-weight="normal" officeooo:rsid="00180055" style:font-size-asian="9.14999961853027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size="10.5pt" fo:font-style="normal" fo:font-weight="normal" officeooo:rsid="001daa49" style:font-size-asian="9.14999961853027pt" style:font-style-asian="normal" style:font-weight-asian="normal" style:font-size-complex="10.5pt" style:font-style-complex="normal" style:font-weight-complex="normal"/>
    </style:style>
    <style:style style:name="T20" style:family="text">
      <style:text-properties fo:font-size="10.5pt" fo:font-style="normal" fo:font-weight="normal" officeooo:rsid="001f171e" style:font-size-asian="9.14999961853027pt" style:font-style-asian="normal" style:font-weight-asian="normal" style:font-size-complex="10.5pt" style:font-style-complex="normal" style:font-weight-complex="normal"/>
    </style:style>
    <style:style style:name="T21" style:family="text">
      <style:text-properties fo:font-size="10.5pt" fo:font-style="normal" fo:font-weight="normal" officeooo:rsid="00202038" style:font-size-asian="9.14999961853027pt" style:font-style-asian="normal" style:font-weight-asian="normal" style:font-size-complex="10.5pt" style:font-style-complex="normal" style:font-weight-complex="normal"/>
    </style:style>
    <style:style style:name="T22" style:family="text">
      <style:text-properties fo:font-size="10.5pt" fo:font-style="normal" fo:font-weight="normal" officeooo:rsid="0021664f" style:font-size-asian="9.14999961853027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size="10.5pt" fo:font-style="normal" fo:font-weight="normal" officeooo:rsid="0021a219" style:font-size-asian="9.14999961853027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size="10.5pt" fo:font-style="normal" fo:font-weight="normal" officeooo:rsid="0022ea08" style:font-size-asian="9.14999961853027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size="10.5pt" fo:font-style="normal" fo:font-weight="normal" officeooo:rsid="00246280" style:font-size-asian="9.14999961853027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size="10.5pt" fo:font-style="normal" fo:font-weight="normal" officeooo:rsid="0025244a" style:font-size-asian="9.14999961853027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size="10.5pt" fo:font-style="normal" fo:font-weight="normal" officeooo:rsid="0025465f" style:font-size-asian="9.14999961853027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size="10.5pt" fo:font-style="normal" fo:font-weight="normal" officeooo:rsid="002a873e" style:font-size-asian="9.14999961853027pt" style:font-style-asian="normal" style:font-weight-asian="normal" style:font-size-complex="10.5pt" style:font-style-complex="normal" style:font-weight-complex="normal"/>
    </style:style>
    <style:style style:name="T29" style:family="text">
      <style:text-properties fo:font-size="10.5pt" fo:font-style="normal" style:text-underline-style="none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30" style:family="text">
      <style:text-properties fo:font-size="10.5pt" fo:font-style="normal" style:text-underline-style="none" fo:font-weight="normal" officeooo:rsid="00180055" style:font-size-asian="9.14999961853027pt" style:font-style-asian="normal" style:font-weight-asian="normal" style:font-size-complex="10.5pt" style:font-style-complex="normal" style:font-weight-complex="normal"/>
    </style:style>
    <style:style style:name="T31" style:family="text">
      <style:text-properties fo:font-size="10.5pt" fo:font-style="normal" style:text-underline-style="none" fo:font-weight="normal" officeooo:rsid="001aa988" style:font-size-asian="9.14999961853027pt" style:font-style-asian="normal" style:font-weight-asian="normal" style:font-size-complex="10.5pt" style:font-style-complex="normal" style:font-weight-complex="normal"/>
    </style:style>
    <style:style style:name="T32" style:family="text">
      <style:text-properties fo:font-size="10.5pt" fo:font-style="normal" style:font-size-asian="9.14999961853027pt" style:font-style-asian="normal" style:font-size-complex="10.5pt" style:font-style-complex="normal"/>
    </style:style>
    <style:style style:name="T33" style:family="text">
      <style:text-properties officeooo:rsid="0011e903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72bea" style:font-weight-asian="normal" style:font-weight-complex="normal"/>
    </style:style>
    <style:style style:name="T36" style:family="text">
      <style:text-properties fo:font-weight="normal" officeooo:rsid="002a524b" style:font-weight-asian="normal" style:font-weight-complex="normal"/>
    </style:style>
    <style:style style:name="T37" style:family="text">
      <style:text-properties officeooo:rsid="001333f8"/>
    </style:style>
    <style:style style:name="T38" style:family="text">
      <style:text-properties officeooo:rsid="0014da78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8e4c1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8e4c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a524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a873e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DI METOLOGIE DI PROGRAMMAZIONE</text:p>
      <text:p text:style-name="P1"/>
      <text:p text:style-name="P3"/>
      <text:p text:style-name="P3">Funzionalità del sistema</text:p>
      <text:p text:style-name="P2"/>
      <text:p text:style-name="P2"/>
      <text:p text:style-name="P2">L'elaborato consiste nella realizzazione di un framework per un negozio che vende prodotti online verso privati e aziende.</text:p>
      <text:p text:style-name="P2"/>
      <text:p text:style-name="P4">Ogni prodotto è caratterizzato da un nome, un prezzo e d<text:span text:style-name="T33">a</text:span> una giacen<text:span text:style-name="T33">za. I prodotti possono essere acquistati singolarmente oppure in un bundle ( insieme di prodotti ).</text:span></text:p>
      <text:p text:style-name="P4">E' inoltre possibile effettuare un “bookmark” <text:span text:style-name="T33">da parte dei clienti </text:span><text:s/>su specifici prodotti per ricevere notifica <text:s/>quando essa non risulta più disponibile <text:span text:style-name="T33">o</text:span> <text:s/>quando viene effettuato un rifornimento <text:span text:style-name="T33">(in questo caso la notifica viene mandata solo se precedentemente l'oggetto non era disponibile).</text:span></text:p>
      <text:p text:style-name="P5"/>
      <text:p text:style-name="P6">Un ordine è riferito ad un cliente <text:s/>e contiene tutti i dettagli relativi all'acquisto: prodotti acquistati, la quantità e il prezzo totale e il tipo di spedizione (Gratis o a pagamento) richiesta. Il cliente può utilizzare dei coupon per avere uno sconto assoluto oppure percentuale sul prezzo totale dell'ordine. <text:span text:style-name="T37">Quando un ordine viene terminato ( pagamento effettuato ) </text:span></text:p>
      <text:p text:style-name="P6"/>
      <text:p text:style-name="P7">I clienti sono suddivisi in privati e business: i business che effettuano ordini in grande quantità non pagano i costi di spedizione.</text:p>
      <text:p text:style-name="P6"/>
      <text:p text:style-name="P7">Le modalità di pagamento accettate dal negozio sono Paypal e carte di credito.</text:p>
      <text:p text:style-name="P7"/>
      <text:p text:style-name="P8">Scelte di <text:span text:style-name="T38">design</text:span></text:p>
      <text:p text:style-name="P25"><text:span text:style-name="T3"/></text:p>
      <text:p text:style-name="P24"><text:span text:style-name="T3">Per implementare i prodotti è stato utilizzato il pattern composite: </text:span><text:span text:style-name="T4">la classe astratta </text:span><text:span text:style-name="T8">Product</text:span><text:span text:style-name="T4"> <text:s/>rappresenta l'elemento ordinabile da parte del cliente, che può essere </text:span><text:span text:style-name="T8">SingleProduct </text:span><text:span text:style-name="T16">( leaf ), o un </text:span><text:span text:style-name="T9">Bundle </text:span><text:span text:style-name="T17">( composite ).</text:span></text:p>
      <text:p text:style-name="P26"><text:span text:style-name="T15">Se in futuro il negozio vuole espandersi e aggiungere tipologie di prodotti, è sufficiente estendere la classe </text:span><text:span text:style-name="T7">SingleProduct</text:span><text:span text:style-name="T15"> .</text:span></text:p>
      <text:p text:style-name="P26"><text:span text:style-name="T15"/></text:p>
      <text:p text:style-name="P26"><text:span text:style-name="T15">I coupon utilizzati dal cliente per ottenere sconti sul prezzo totale di un ordine sono stati realizzati tramite pattern decorator. La classe astratta </text:span><text:span text:style-name="T7">OrderDecorator </text:span><text:span text:style-name="T22">che implementa l'interfaccia </text:span><text:span text:style-name="T11">Order</text:span><text:span text:style-name="T22"> </text:span><text:span text:style-name="T15">è estesa </text:span><text:span text:style-name="T22"><text:s/></text:span><text:span text:style-name="T15">da </text:span><text:span text:style-name="T7">AbsoluteDiscount </text:span><text:span text:style-name="T15">e </text:span><text:span text:style-name="T7">PercentageDiscount (</text:span><text:span text:style-name="T15"> decorator concreti ). </text:span><text:span text:style-name="T22">I coupon possono essere </text:span><text:span text:style-name="T23">sovrapposti e nel caso di AbsoluteDiscount il prezzo può arrivare </text:span><text:span text:style-name="T24">fino </text:span><text:span text:style-name="T23">a 0.</text:span></text:p>
      <text:p text:style-name="P26"><text:span text:style-name="T15"/></text:p>
      <text:p text:style-name="P26"><text:span text:style-name="T15">L'opzione bookmark da parte di un cliente su uno specifico prodotto è stata resa possibile grazie all'utilizzo del pattern observer. La classe </text:span><text:span text:style-name="T10">Customer</text:span><text:span text:style-name="T18"> implementa l'interfaccia </text:span><text:span text:style-name="T14">Observer</text:span><text:span text:style-name="T30"> e la classe astratta </text:span><text:span text:style-name="T14">Product</text:span><text:span text:style-name="T30"> estende a sua volta un'altra classe astratta </text:span><text:span text:style-name="T14">Subject</text:span><text:span text:style-name="T30"> in modo <text:s/>da permettere a tutti i prodotti di essere “osservati”.</text:span></text:p>
      <text:p text:style-name="P26"><text:span text:style-name="T30"/></text:p>
      <text:p text:style-name="P27"><text:span text:style-name="T30">L</text:span><text:span text:style-name="T29">e tipologie di spedizione sono state realizzate tramite pattern strategy. Alla creazione di ogni ordine deve essere specificato il tipo di spedizione: gratis oppure a pagamento; in base all'opzione scelta, al prezzo totale dell'ordine viene aggiunto il costo di spedizione. Al momento sono previste solo due modalità di spedizione.</text:span></text:p>
      <text:p text:style-name="P27"><text:span text:style-name="T29"/></text:p>
      <text:p text:style-name="P27"><text:span text:style-name="T29">Le modalità di pagamento sono realizzate anch'esse tramite pattern strategy: <text:s/>Le classi </text:span><text:span text:style-name="T13">PayPal</text:span><text:span text:style-name="T29"> e </text:span><text:span text:style-name="T13">CreditCard</text:span><text:span text:style-name="T29"> implementano l'interfaccia </text:span><text:span text:style-name="T13">PaymentMethod</text:span><text:span text:style-name="T29">. Il cliente può scegliere la <text:s/>modalità di pagamento (prima di effettuare un ordine). Per il momento </text:span><text:span text:style-name="T31">non è stato implementato il caso di fallimento del pagamento, per cui </text:span><text:span text:style-name="T29">il metodo </text:span><text:span text:style-name="T13">pay(Order orderToPay)</text:span><text:span text:style-name="T29"> </text:span><text:span text:style-name="T31"><text:s/>in ciascuna delle due classi concrete restituisce semplicemente un boolean true.</text:span></text:p>
      <text:p text:style-name="P26"><text:span text:style-name="T15"/></text:p>
      <text:p text:style-name="P28"><text:span text:style-name="T15">Dettagli implementativi</text:span></text:p>
      <text:p text:style-name="P28"><text:span text:style-name="T15"/></text:p>
      <text:p text:style-name="P28"><text:span text:style-name="T15">Parte relativa ai prodotti:</text:span></text:p>
      <text:list xml:id="list4613394344493574537" text:style-name="L3">
        <text:list-item>
          <text:p text:style-name="P29"><text:span text:style-name="T15">La classe astratta </text:span><text:span text:style-name="T13">Product</text:span><text:span text:style-name="T15"> offre un'interfaccia comune a tutti i prodotti ordinabili (SingleProduct e Bundle): al suo interno <text:s/>è definito un costruttore che richiede una stringa rappresentante il nome del prodotto e un getter per il nome del prodotto, i metodi restanti sono tutti astratti. Essa estende la classe astratta </text:span><text:span text:style-name="T7">Subject</text:span><text:span text:style-name="T15"> che mette a disposizione tutti i metodi necessari ai prodotti per essere osservati dai clienti.</text:span></text:p>
        </text:list-item>
      </text:list>
      <text:p text:style-name="P28"><text:span text:style-name="T15"/></text:p>
      <text:p text:style-name="P28"><text:span text:style-name="T15"><text:s/></text:span></text:p>
      <text:list xml:id="list144533128143444" text:continue-numbering="true" text:style-name="L3">
        <text:list-item>
          <text:p text:style-name="P29"><text:span text:style-name="T7">SingleProduct</text:span><text:span text:style-name="T15"> rappresenta l'elemento foglia all'interno del pattern composite, per cui le operazioni addProduct e removeProduct, se invocate, sollevano UnsupportedOperationException. In essa sono presenti i seguenti <text:s/>attribut: <text:s/>double price <text:s/>e int stock, che rappresentano rispettivamente il prezzo e la giacenza. Entrambi i valori sono passati al costruttore con la condizione di essere positivi, altrimenti </text:span><text:soft-page-break/><text:span text:style-name="T15">viene sollevata una IllegalArgumentException ( nel codice sono stati suddivisi i due casi effettuando due controlli separati per il prezzo e per la giacenza in modo da poter capire in modo chiaro <text:s/>il dato errato ). <text:s/></text:span><text:span text:style-name="T19">Ogni volte che un prodotto all'interno di un ordine viene comprato, viene aggiornata automaticamente la sua giacenza, e quando essa cala fino a 0, tutti i clienti che hanno effettuato il bookmark verranno notificati. Nel caso di rifornimento, i clienti verranno avvertiti solo quando la giacenza passa da 0 a un valore positivo;</text:span><text:span text:style-name="T12">ReplenishStock</text:span><text:span text:style-name="T28">(Integer) è il metodo usato per effettuare rifornimenti e restituisce un boolean ( false se il parametro in input non è positivo ).</text:span></text:p>
        </text:list-item>
      </text:list>
      <text:p text:style-name="P28"><text:span text:style-name="T19"/></text:p>
      <text:list xml:id="list144532255628553" text:continue-numbering="true" text:style-name="L3">
        <text:list-item>
          <text:p text:style-name="P30"><text:span text:style-name="T20">Il caso ricorsivo del pattern composite è rappresentato dalla classe Bundle, la quale dispone di una mappa con chiave elementi </text:span><text:span text:style-name="T5">Product </text:span><text:span text:style-name="T20"><text:s/>e valore </text:span><text:span text:style-name="T5">Integer</text:span><text:span text:style-name="T20"> <text:s/>che sono rispettivamente il prodotto e la sua quantità aggiunta nel bundle. E' stata utilizzata la HashMap per <text:s/>tenere traccia di quanti oggetti uguali siano stati aggiunti nell'elemento composite precedentemente in modo da evitare inconsistenze con le giacenze: ad esempio se le mascherine hanno giacenza uguale a <text:s/>5 <text:s/>e ne vengono aggiunti prima 3 e successivamente altre 3, allora la quantità delle mascherine richieste dovrà essere uguale a 6 ( che è maggiore della giacenza ), e di conseguenza deve sollevare un </text:span><text:span text:style-name="T5">ProductNotAvailableException</text:span><text:span text:style-name="T20">. Il prezzo totale del bundle viene calcolato come la somma del prezzo di ciascun prodotto moltiplicato per la quantità richiesta. </text:span><text:span text:style-name="T21">La giacenza <text:s/>nel caso dei bundle è dato dal minimo fra la divisione intera fra quantità richiesta e disponibilità del prodotto singolo, ad esempio: </text:span></text:p>
          <text:list>
            <text:list-item>
              <text:p text:style-name="P30"><text:span text:style-name="T21">Sono disponibili 10 mascherine e 7 camici.</text:span></text:p>
            </text:list-item>
            <text:list-item>
              <text:p text:style-name="P31"><text:span text:style-name="T15">Il bundle consiste in 3 mascherine e 3 camici.</text:span></text:p>
            </text:list-item>
            <text:list-item>
              <text:p text:style-name="P31"><text:span text:style-name="T15">La giacenza del bundle equivale al minimo fra: 10/3 e 7/3 , cioè 2.</text:span></text:p>
            </text:list-item>
          </text:list>
        </text:list-item>
      </text:list>
      <text:p text:style-name="P32"><text:span text:style-name="T15"/></text:p>
      <text:p text:style-name="P32"><text:span text:style-name="T15">Parte relativa all'ordine</text:span></text:p>
      <text:list xml:id="list4366899583407945243" text:style-name="L4">
        <text:list-item>
          <text:p text:style-name="P33"><text:span text:style-name="T2">Order </text:span><text:span text:style-name="T15">è l</text:span><text:span text:style-name="T25">'interfaccia comune a BasicOrder e OrderDecorator: i metodi riguardante la gestione dei prodotti ( aggiunta,rimozione,aggiornamento delle quantità ) <text:s/>e calcolo del prezzo sono delegate alle classi concrete che implementano l'interfaccia.</text:span></text:p>
        </text:list-item>
      </text:list>
      <text:p text:style-name="P34"><text:span text:style-name="T25"/></text:p>
      <text:list xml:id="list144533440837834" text:continue-numbering="true" text:style-name="L4">
        <text:list-item>
          <text:p text:style-name="P35"><text:span text:style-name="T2">BasicOrder</text:span><text:span text:style-name="T15"> rappresenta l'ordine di base ( senza sconti ) . </text:span><text:span text:style-name="T26">Ha un riferimento al cliente e un tipo di spedizione,per <text:s/>tenere conto degli elementi aggiunti e le rispettive quantità utilizza una mappa con coppia ( </text:span><text:span text:style-name="T6">Product , Integer</text:span><text:span text:style-name="T26"> ). Il costo totale dell'ordine è dato dalla somma totale del prezzo di ciascun progetto ( moltiplicato per la quantità ) più il costo della spedizione. <text:s/>Quando avviene il pagamento di un ordine, per ogni elemento all'interno della propria map invoca il metodo </text:span><text:span text:style-name="T6">updateStock</text:span><text:span text:style-name="T26"> pa</text:span><text:span text:style-name="T27">ssando per parametro il valore corrispondente ad esso.</text:span></text:p>
        </text:list-item>
      </text:list>
      <text:p text:style-name="P36"><text:span text:style-name="T27"/></text:p>
      <text:list xml:id="list144532158266537" text:continue-numbering="true" text:style-name="L4">
        <text:list-item>
          <text:p text:style-name="P37"><text:span text:style-name="T1">OrderDecorator</text:span><text:span text:style-name="T32"> classe astratta con riferimento a un'istanza di </text:span><text:span text:style-name="T1">Order.</text:span></text:p>
        </text:list-item>
        <text:list-item>
          <text:p text:style-name="P37"><text:span text:style-name="T1">AbsoluteDiscount</text:span><text:span text:style-name="T32"> decorator concreto che prende in entrata un double da sottrarre al costo. Se lo sconto applicato è maggiore del prezzo originale, il prezzo complessivo sarà 0.</text:span></text:p>
        </text:list-item>
        <text:list-item>
          <text:p text:style-name="P37"><text:span text:style-name="T32">PercentageDiscount decorator concreto che prende in input un intero rappresentante la percentuale di sconto da applicare.</text:span></text:p>
        </text:list-item>
      </text:list>
      <text:p text:style-name="P32"><text:span text:style-name="T15"/></text:p>
      <text:p text:style-name="P10"><text:span text:style-name="T34">Parte relativa a</text:span><text:span text:style-name="T35">i clienti</text:span></text:p>
      <text:list xml:id="list112099316975509215" text:style-name="L5">
        <text:list-item>
          <text:p text:style-name="P11"><text:span text:style-name="T34">Customer è una classe astratta che implementa l'interfaccia </text:span><text:span text:style-name="T39">Observers. </text:span><text:span text:style-name="T42">Ha un riferimento ad un'istanza di </text:span><text:span text:style-name="T40">PaymentMethod</text:span><text:span text:style-name="T42"> che serve per decidere la modalità di pagamento, che è essere intercambiabile. Il metodo astratto </text:span><text:span text:style-name="T40">createSubscription</text:span><text:span text:style-name="T42"> è un factory method, la cui implementazione è affidata alle classi concrete.</text:span></text:p>
        </text:list-item>
        <text:list-item>
          <text:p text:style-name="P12"><text:span text:style-name="T42">S</text:span><text:span text:style-name="T41">ubscription è un interfaccia senza metodi che estende </text:span><text:span text:style-name="T39">Function&lt;Order,Double&gt; </text:span><text:span text:style-name="T41">,cioè prende in input un istanza di Order e restituisce in output un valore double (il prezzo da pagare)</text:span><text:span text:style-name="T39">.</text:span></text:p>
        </text:list-item>
        <text:list-item>
          <text:p text:style-name="P13"><text:span text:style-name="T34">PrivateCustomer </text:span><text:span text:style-name="T43">e</text:span><text:span text:style-name="T36"> BusinessCustomer </text:span><text:span text:style-name="T43">sono </text:span><text:span text:style-name="T41">class</text:span><text:span text:style-name="T43">i</text:span><text:span text:style-name="T41"> che estend</text:span><text:span text:style-name="T43">ono </text:span><text:span text:style-name="T34">Customer</text:span><text:span text:style-name="T41">. Per il momento ha un unico metodo che è </text:span><text:span text:style-name="T34">createSubscription.</text:span><text:span text:style-name="T41"> I clienti privati devo pagare anche il costo di spedizione, per cui, </text:span><text:span text:style-name="T43">tramite </text:span><text:span text:style-name="T36">subscription.apply(Order)</text:span><text:span text:style-name="T43"> il prezzo finale sarà invariato, mentre per i clienti business verrà sottratto il costo di spedizione.</text:span></text:p>
        </text:list-item>
      </text:list>
      <text:p text:style-name="P14"><text:span text:style-name="T43"/></text:p>
      <text:p text:style-name="P15"><text:span text:style-name="T41">Test Effettuati</text:span></text:p>
      <text:p text:style-name="P15"><text:span text:style-name="T41"/></text:p>
      <text:p text:style-name="P15"><text:span text:style-name="T41">Test relativi a SingleProduct</text:span></text:p>
      <text:list xml:id="list3939964279148610081" text:style-name="L6">
        <text:list-item>
          <text:p text:style-name="P16"><text:span text:style-name="T41">testIllegalStockAmount: viene testato che venga sollevata una IllegalArgumentException quando si istanza un prodotto con giacenza non positiva.</text:span></text:p>
        </text:list-item>
        <text:list-item>
          <text:p text:style-name="P17"><text:span text:style-name="T44">testIllegalPrice</text:span><text:span text:style-name="T41">: viene testato che venga sollevata una IllegalArgumentException quando si istanza un prodotto con </text:span><text:span text:style-name="T44">prezzo non positivo.</text:span></text:p>
        </text:list-item>
        <text:list-item>
          <text:p text:style-name="P18"><text:span text:style-name="T41">testSuccessfulReplenishmen e testUnsuccessfulReplenishment si accertano del corretto funzionamento del metodo </text:span><text:span text:style-name="T34">replenishStock.</text:span></text:p>
        </text:list-item>
      </text:list>
      <text:p text:style-name="P19"><text:soft-page-break/><text:span text:style-name="T34">Test relativi a Bundle</text:span></text:p>
      <text:list xml:id="list6931907552969420964" text:style-name="L7">
        <text:list-item>
          <text:p text:style-name="P20"><text:span text:style-name="T34">testProductNotAvailableException verifica che venga sollevata correttamente l'eccezione quando si tenta di aggiungere più prodotti di quelli effettivamente disponibili.</text:span></text:p>
        </text:list-item>
        <text:list-item>
          <text:p text:style-name="P20"><text:span text:style-name="T34">testBundlePrice <text:s/>verifica che il prezzo sia calcolato correttamente.</text:span></text:p>
        </text:list-item>
        <text:list-item>
          <text:p text:style-name="P20"><text:span text:style-name="T34">testSingleStockAfterReplenishment e testBundleAfterReplenishment verificano che il rifornimento sia andato a buon fine.</text:span></text:p>
        </text:list-item>
      </text:list>
      <text:p text:style-name="P19"><text:span text:style-name="T34"/></text:p>
      <text:p text:style-name="P19"><text:span text:style-name="T34">Test relativi al decorator</text:span></text:p>
      <text:list xml:id="list7374119911966649170" text:style-name="L8">
        <text:list-item>
          <text:p text:style-name="P21"><text:span text:style-name="T34">testAbsoluteDiscount controlla che il prezzo venga dedotto correttamente.</text:span></text:p>
        </text:list-item>
        <text:list-item>
          <text:p text:style-name="P21"><text:span text:style-name="T34">testAbsoluteDiscountEqualZero controlla che l'importo dovuto sia zero quando viene applicato uno sconto maggiore del prezzo originale.</text:span></text:p>
        </text:list-item>
        <text:list-item>
          <text:p text:style-name="P21"><text:span text:style-name="T34">testPercentageDiscount controlla che il prezzo venga dedotto correttamente applicando uno sconto in percentuale.</text:span></text:p>
        </text:list-item>
      </text:list>
      <text:p text:style-name="P19"><text:span text:style-name="T34"/></text:p>
      <text:p text:style-name="P19"><text:span text:style-name="T34">Test relativi all'ordine</text:span></text:p>
      <text:list xml:id="list6385125985297570540" text:style-name="L9">
        <text:list-item>
          <text:p text:style-name="P22"><text:span text:style-name="T34">testProductOutOfStock viene controllato che venga sollevata l'eccezione corretta quando si tenta di aggiungere nell'ordine una quantità maggiore rispetto alla giacenza del prodotto.</text:span></text:p>
        </text:list-item>
        <text:list-item>
          <text:p text:style-name="P22"><text:span text:style-name="T34">TestRemainingSingleProductStockAfterPayment e testRemainingProductsAfterPaymentWithBundle sono stati effettuati due test separati poiché la giacenza dei bundle è calcolata in maniera differente dai prodotti singoli.</text:span></text:p>
        </text:list-item>
      </text:list>
      <text:p text:style-name="P23"><text:span text:style-name="T34"/></text:p>
      <text:p text:style-name="P23"><text:span text:style-name="T34">Non sono stati effettuati test riguardo al funzionamento del pattern observer poiché semplicemente viene mandata una notifica.</text:span></text:p>
      <text:list xml:id="list144532213946788" text:continue-list="list112099316975509215" text:style-name="L5">
        <text:list-header>
          <text:p text:style-name="P9"><text:span text:style-name="T41"/></text:p>
        </text:list-header>
      </text:list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7:24:40.458000000</meta:creation-date>
    <dc:date>2020-09-04T14:45:31.921000000</dc:date>
    <meta:editing-duration>PT51M59S</meta:editing-duration>
    <meta:editing-cycles>9</meta:editing-cycles>
    <meta:generator>LibreOffice/4.4.3.2$Windows_x86 LibreOffice_project/88805f81e9fe61362df02b9941de8e38a9b5fd16</meta:generator>
    <meta:document-statistic meta:table-count="0" meta:image-count="0" meta:object-count="0" meta:page-count="5" meta:paragraph-count="52" meta:word-count="1403" meta:character-count="9568" meta:non-whitespace-character-count="8212"/>
  </office:meta>
</office:document-meta>
</file>